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ffff" draw:textarea-horizontal-align="justify" draw:textarea-vertical-align="middle" draw:auto-grow-height="false" fo:min-height="5.591cm" fo:min-width="6.812cm"/>
    </style:style>
    <style:style style:name="gr2" style:family="graphic" style:parent-style-name="standard">
      <style:graphic-properties svg:stroke-color="#333333" draw:fill-color="#bababa" draw:textarea-horizontal-align="justify" draw:textarea-vertical-align="middle" draw:auto-grow-height="false" fo:min-height="11.558cm" fo:min-width="11.286cm"/>
    </style:style>
    <style:style style:name="gr3" style:family="graphic" style:parent-style-name="standard">
      <style:graphic-properties svg:stroke-color="#333333" draw:fill-color="#939393" draw:textarea-horizontal-align="justify" draw:textarea-vertical-align="middle" draw:auto-grow-height="false" fo:min-height="3.365cm" fo:min-width="8.95cm"/>
    </style:style>
    <style:style style:name="gr4" style:family="graphic" style:parent-style-name="standard">
      <style:graphic-properties svg:stroke-color="#333333" draw:fill-color="#939393" draw:textarea-horizontal-align="justify" draw:textarea-vertical-align="middle" draw:auto-grow-height="false" fo:min-height="3.365cm" fo:min-width="8.9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svg:stroke-color="#000000" draw:fill-color="#00caca" draw:textarea-horizontal-align="justify" draw:textarea-vertical-align="middle" draw:auto-grow-height="false" fo:min-height="2.844cm" fo:min-width="5.797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9" style:family="graphic" style:parent-style-name="standard">
      <style:graphic-properties svg:stroke-color="#000000" draw:fill-color="#00caca" draw:textarea-horizontal-align="justify" draw:textarea-vertical-align="middle" draw:auto-grow-height="false" fo:min-height="1.828cm" fo:min-width="8.0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14" style:family="graphic" style:parent-style-name="standard">
      <style:graphic-properties draw:stroke="none" draw:fill="none" fo:min-height="2.134cm"/>
      <style:paragraph-properties style:writing-mode="lr-tb"/>
    </style:style>
    <style:style style:name="gr15" style:family="graphic" style:parent-style-name="objectwithoutfill">
      <style:graphic-properties svg:stroke-color="#000000" draw:fill="solid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0ffff"/>
      <style:paragraph-properties fo:text-align="center"/>
    </style:style>
    <style:style style:name="P2" style:family="paragraph">
      <loext:graphic-properties draw:fill-color="#bababa"/>
      <style:paragraph-properties fo:text-align="center"/>
    </style:style>
    <style:style style:name="P3" style:family="paragraph">
      <loext:graphic-properties draw:fill-color="#939393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00caca"/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loext:graphic-properties draw:fill-color="#00caca"/>
      <style:paragraph-properties fo:text-align="start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loext:graphic-properties draw:fill="solid"/>
      <style:paragraph-properties fo:text-align="center"/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12cm" svg:height="5.841cm" svg:x="0cm" svg:y="0.1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424cm" svg:height="12.446cm" svg:x="12.922cm" svg:y="0.1cm">
          <text:p/>
          <draw:enhanced-geometry svg:viewBox="0 0 21600 21600" draw:path-stretchpoint-x="10800" draw:path-stretchpoint-y="10800" draw:text-areas="?f3 ?f4 ?f5 ?f6" draw:type="round-rectangle" draw:modifiers="1896.00472347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644cm" svg:height="3.809cm" svg:x="14.378cm" svg:y="1.878cm">
          <text:p/>
          <draw:enhanced-geometry svg:viewBox="0 0 21600 21600" draw:path-stretchpoint-x="10800" draw:path-stretchpoint-y="10800" draw:text-areas="?f3 ?f4 ?f5 ?f6" draw:type="round-rectangle" draw:modifiers="1896.00472347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52cm" svg:height="3.809cm" svg:x="14.37cm" svg:y="7.858cm">
          <text:p/>
          <draw:enhanced-geometry svg:viewBox="0 0 21600 21600" draw:path-stretchpoint-x="10800" draw:path-stretchpoint-y="10800" draw:text-areas="?f3 ?f4 ?f5 ?f6" draw:type="round-rectangle" draw:modifiers="1896.00472347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8cm" svg:height="3.095cm" svg:x="0cm" svg:y="0.461cm">
          <draw:text-box>
            <text:p text:style-name="P4">run_script.py</text:p>
          </draw:text-box>
        </draw:frame>
        <draw:custom-shape draw:style-name="gr6" draw:text-style-name="P6" draw:layer="layout" svg:width="6.297cm" svg:height="3.094cm" svg:x="0.508cm" svg:y="1.88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7.366cm" svg:height="3.095cm" svg:x="0.508cm" svg:y="1.878cm">
          <draw:text-box>
            <text:p text:style-name="P7"><text:span text:style-name="T1">runner: </text:span><text:span text:style-name="T2">BaseSimulationRunner</text:span></text:p>
          </draw:text-box>
        </draw:frame>
        <draw:line draw:style-name="gr7" draw:text-style-name="P9" draw:layer="layout" svg:x1="6.805cm" svg:y1="2.44cm" svg:x2="12.923cm" svg:y2="2.44cm">
          <text:p/>
        </draw:line>
        <draw:frame draw:style-name="gr8" draw:text-style-name="P5" draw:layer="layout" svg:width="3.472cm" svg:height="2.487cm" svg:x="7.266cm" svg:y="1.578cm">
          <draw:text-box>
            <text:p text:style-name="P4">create</text:p>
          </draw:text-box>
        </draw:frame>
        <draw:frame draw:style-name="gr5" draw:text-style-name="P5" draw:layer="layout" svg:width="9.398cm" svg:height="3.095cm" svg:x="13.376cm" svg:y="0.561cm">
          <draw:text-box>
            <text:p text:style-name="P4">rovernet: <text:span text:style-name="T3">Docker network</text:span></text:p>
          </draw:text-box>
        </draw:frame>
        <draw:frame draw:style-name="gr5" draw:text-style-name="P5" draw:layer="layout" svg:width="5.588cm" svg:height="3.095cm" svg:x="7.666cm" svg:y="2.541cm">
          <draw:text-box>
            <text:p text:style-name="P4"/>
            <text:p text:style-name="P4"/>
            <text:p text:style-name="P4"/>
          </draw:text-box>
        </draw:frame>
        <draw:custom-shape draw:style-name="gr9" draw:text-style-name="P11" draw:layer="layout" svg:width="8.529cm" svg:height="2.078cm" svg:x="14.986cm" svg:y="3.096cm">
          <text:p text:style-name="P10"><text:span text:style-name="T1">// Vadere process</text:span></text:p>
          <text:p text:style-name="P10"><text:span text:style-name="T2">java -jar vadere-server.jar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9.906cm" svg:height="1.673cm" svg:x="14.532cm" svg:y="1.933cm">
          <draw:text-box>
            <text:p text:style-name="P4">Vadere_1: <text:span text:style-name="T3">Docker container</text:span></text:p>
          </draw:text-box>
        </draw:frame>
        <draw:frame draw:style-name="gr10" draw:text-style-name="P5" draw:layer="layout" svg:width="9.906cm" svg:height="1.673cm" svg:x="14.37cm" svg:y="10.681cm">
          <draw:text-box>
            <text:p text:style-name="P4">flowcontrol_1: <text:span text:style-name="T3">Docker container</text:span></text:p>
          </draw:text-box>
        </draw:frame>
        <draw:custom-shape draw:style-name="gr9" draw:text-style-name="P11" draw:layer="layout" svg:width="8.529cm" svg:height="2.078cm" svg:x="14.986cm" svg:y="8.498cm">
          <text:p text:style-name="P10"><text:span text:style-name="T1">// flowcontrol process</text:span></text:p>
          <text:p text:style-name="P10"><text:span text:style-name="T2">python3 control.py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2.447cm" svg:height="4.517cm" svg:x="15.894cm" svg:y="5.959cm">
          <draw:text-box>
            <text:p text:style-name="P7"><text:span text:style-name="T1">Data exchange over Traffic </text:span></text:p>
            <text:p text:style-name="P7"><text:span text:style-name="T1">Control Interface Protocol (TraCI)</text:span></text:p>
          </draw:text-box>
        </draw:frame>
        <draw:line draw:style-name="gr12" draw:text-style-name="P12" draw:layer="layout" svg:x1="15.894cm" svg:y1="5.173cm" svg:x2="15.894cm" svg:y2="8.558cm">
          <text:p/>
        </draw:line>
        <draw:line draw:style-name="gr13" draw:text-style-name="P13" draw:layer="layout" svg:x1="6.805cm" svg:y1="3.964cm" svg:x2="14.379cm" svg:y2="3.964cm">
          <text:p/>
        </draw:line>
        <draw:line draw:style-name="gr13" draw:text-style-name="P9" draw:layer="layout" svg:x1="12.393cm" svg:y1="8.991cm" svg:x2="14.379cm" svg:y2="8.991cm">
          <text:p/>
        </draw:line>
        <draw:frame draw:style-name="gr14" draw:text-style-name="P14" draw:layer="layout" svg:width="6.656cm" svg:height="2.384cm" svg:x="7.222cm" svg:y="3.001cm">
          <draw:text-box>
            <text:p text:style-name="P4">start, stop, remove</text:p>
          </draw:text-box>
        </draw:frame>
        <draw:line draw:style-name="gr15" draw:text-style-name="P9" draw:layer="layout" svg:x1="12.393cm" svg:y1="8.99cm" svg:x2="12.393cm" svg:y2="3.964cm">
          <text:p/>
        </draw: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8cm" presentation:class="title" presentation:placeholder="true">
        <draw:text-box/>
      </draw:frame>
      <draw:frame presentation:style-name="Default-outline1" draw:layer="backgroundobjects" svg:width="25.199cm" svg:height="9.135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09:41:38.551129060</meta:creation-date>
    <dc:date>2023-10-10T10:33:14.777874957</dc:date>
    <meta:editing-duration>PT9M18S</meta:editing-duration>
    <meta:editing-cycles>5</meta:editing-cycles>
    <meta:generator>LibreOffice/6.4.7.2$Linux_X86_64 LibreOffice_project/40$Build-2</meta:generator>
    <meta:document-statistic meta:object-count="44"/>
  </office:meta>
</office:document-meta>
</file>